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94000000D67B8DC9B6.png" manifest:media-type="image/png"/>
  <manifest:file-entry manifest:full-path="Pictures/100002010000010000000100296D042A.png" manifest:media-type="image/png"/>
  <manifest:file-entry manifest:full-path="Pictures/1000000000000240000001204E0AE002.png" manifest:media-type="image/png"/>
  <manifest:file-entry manifest:full-path="Pictures/1000020100000100000001002F50572E.png" manifest:media-type="image/png"/>
  <manifest:file-entry manifest:full-path="Pictures/100002010000010000000100A872FF1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e6e6e6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345cm" svg:height="5.588cm" svg:x="0.472cm" svg:y="8.5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1.27cm" svg:x="5.988cm" svg:y="12.538cm">
          <text:p text:style-name="P1"><text:span text:style-name="T1">OMF</text:span></text:p>
          <text:p text:style-name="P1"><text:span text:style-name="T1">Testb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075cm" svg:height="3.175cm" svg:x="14.612cm" svg:y="9.449cm">
          <draw:image xlink:href="Pictures/100002010000010000000100A872FF13.png" xlink:type="simple" xlink:show="embed" xlink:actuate="onLoad">
            <text:p/>
          </draw:image>
        </draw:frame>
        <draw:frame draw:style-name="gr3" draw:text-style-name="P1" draw:layer="layout" svg:width="2.54cm" svg:height="2.34cm" svg:x="10.632cm" svg:y="9.914cm">
          <draw:image xlink:href="Pictures/100002010000010000000100296D042A.png" xlink:type="simple" xlink:show="embed" xlink:actuate="onLoad">
            <text:p/>
          </draw:image>
        </draw:frame>
        <draw:frame draw:style-name="gr3" draw:text-style-name="P1" draw:layer="layout" svg:width="3.175cm" svg:height="2.54cm" svg:x="6.152cm" svg:y="9.749cm">
          <draw:image xlink:href="Pictures/1000020100000100000001002F50572E.png" xlink:type="simple" xlink:show="embed" xlink:actuate="onLoad">
            <text:p/>
          </draw:image>
        </draw:frame>
        <draw:frame draw:style-name="gr3" draw:text-style-name="P1" draw:layer="layout" svg:width="3.175cm" svg:height="2.54cm" svg:x="7.353cm" svg:y="9.549cm">
          <draw:image xlink:href="Pictures/1000020100000100000001002F50572E.png" xlink:type="simple" xlink:show="embed" xlink:actuate="onLoad">
            <text:p/>
          </draw:image>
        </draw:frame>
        <draw:frame draw:style-name="gr3" draw:text-style-name="P1" draw:layer="layout" svg:width="3.175cm" svg:height="2.54cm" svg:x="4.954cm" svg:y="9.549cm">
          <draw:image xlink:href="Pictures/1000020100000100000001002F50572E.png" xlink:type="simple" xlink:show="embed" xlink:actuate="onLoad">
            <text:p/>
          </draw:image>
        </draw:frame>
        <draw:frame draw:style-name="gr4" draw:text-style-name="P3" draw:layer="layout" svg:width="4.445cm" svg:height="2.612cm" svg:x="0.637cm" svg:y="10.309cm">
          <draw:text-box>
            <text:p text:style-name="P1"><text:span text:style-name="T2">OpenLab</text:span></text:p>
            <text:p text:style-name="P1"><text:span text:style-name="T2">Facility</text:span></text:p>
            <text:p text:style-name="P1"><text:span text:style-name="T2">Resources</text:span></text:p>
          </draw:text-box>
        </draw:frame>
        <draw:g>
          <draw:custom-shape draw:style-name="gr5" draw:text-style-name="P1" draw:layer="layout" svg:width="1.27cm" svg:height="1.27cm" svg:x="1.267cm" svg:y="0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778cm" svg:height="1.67cm" svg:x="1.067cm" svg:y="1.877cm">
            <text:p/>
            <draw:enhanced-geometry svg:viewBox="0 0 21600 21600" draw:mirror-vertical="true" draw:type="block-arc" draw:modifiers="1.60002471514774 1087.1017666595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3" draw:text-style-name="P1" draw:layer="layout" svg:width="7.637cm" svg:height="2.459cm" svg:x="7.214cm" svg:y="0.129cm">
          <draw:image xlink:href="Pictures/1000020100000294000000D67B8DC9B6.png" xlink:type="simple" xlink:show="embed" xlink:actuate="onLoad">
            <text:p/>
          </draw:image>
        </draw:frame>
        <draw:custom-shape draw:style-name="gr2" draw:text-style-name="P2" draw:layer="layout" svg:width="3.302cm" svg:height="1.27cm" svg:x="10.287cm" svg:y="12.537cm">
          <text:p text:style-name="P1"><text:span text:style-name="T1">PlanetLa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1.27cm" svg:x="14.586cm" svg:y="12.536cm">
          <text:p text:style-name="P1"><text:span text:style-name="T1">Other </text:span></text:p>
          <text:p text:style-name="P1"><text:span text:style-name="T1">Testb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08cm" svg:height="1.651cm" svg:x="8.717cm" svg:y="7.6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layer="layout" svg:width="5.712cm" svg:height="2.384cm" svg:x="8.555cm" svg:y="5.05cm">
          <draw:text-box>
            <text:list text:style-name="L1">
              <text:list-item>
                <text:p>Deployment</text:p>
              </text:list-item>
              <text:list-item>
                <text:p>Configuration</text:p>
              </text:list-item>
              <text:list-item>
                <text:p>Result collection</text:p>
              </text:list-item>
            </text:list>
          </draw:text-box>
        </draw:frame>
        <draw:custom-shape draw:style-name="gr6" draw:text-style-name="P1" draw:layer="layout" svg:width="2.286cm" svg:height="2.413cm" svg:x="3.783cm" svg:y="0.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3.302cm" svg:height="1.27cm" svg:x="10.286cm" svg:y="12.536cm">
          <text:p text:style-name="P1"><text:span text:style-name="T1">Other </text:span></text:p>
          <text:p text:style-name="P1"><text:span text:style-name="T1">Testb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88cm" svg:height="1.673cm" svg:x="2.721cm" svg:y="6.142cm">
          <draw:text-box>
            <text:p>Experiment </text:p>
            <text:p>Description</text:p>
          </draw:text-box>
        </draw:frame>
        <draw:custom-shape draw:style-name="gr8" draw:text-style-name="P4" draw:layer="layout" svg:width="2.667cm" svg:height="2.54cm" svg:x="9.898cm" svg:y="2.513cm">
          <text:p text:style-name="P4"><text:span text:style-name="T3">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5.207cm" svg:height="3.053cm" svg:x="2.132cm" svg:y="3.097cm">
          <draw:image xlink:href="Pictures/1000000000000240000001204E0AE00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4.4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na </meta:initial-creator>
    <meta:creation-date>2013-11-30T15:58:42</meta:creation-date>
    <dc:date>2013-12-04T10:40:37</dc:date>
    <dc:creator>alina </dc:creator>
    <meta:editing-duration>PT19M4S</meta:editing-duration>
    <meta:editing-cycles>5</meta:editing-cycles>
    <meta:generator>LibreOffice/3.5$Linux_X86_64 LibreOffice_project/350m1$Build-2</meta:generator>
    <meta:document-statistic meta:object-count="21"/>
  </office:meta>
</office:document-meta>
</file>